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tab/>ORG<text:tab/> <text:s/>100 </text:p>
      <text:p text:style-name="Preformatted_20_Text"><text:tab/></text:p>
      <text:p text:style-name="Preformatted_20_Text">loop, LOAD<text:tab/> <text:s text:c="2"/>A</text:p>
      <text:p text:style-name="Preformatted_20_Text"><text:tab/>ADD<text:tab/> <text:s text:c="2"/>B</text:p>
      <text:p text:style-name="Preformatted_20_Text"><text:tab/>STORE<text:tab/> <text:s text:c="2"/>C</text:p>
      <text:p text:style-name="Preformatted_20_Text"><text:tab/>LOAD<text:tab/> <text:s text:c="2"/>A</text:p>
      <text:p text:style-name="Preformatted_20_Text"><text:tab/>SUBT <text:s text:c="3"/>one</text:p>
      <text:p text:style-name="Preformatted_20_Text"><text:tab/>LOAD<text:tab/> <text:s text:c="2"/>B</text:p>
      <text:p text:style-name="Preformatted_20_Text"><text:tab/>SUBT<text:tab/> <text:s/>two</text:p>
      <text:p text:style-name="Preformatted_20_Text"><text:tab/>LOAD <text:tab/> <text:s text:c="2"/>A</text:p>
      <text:p text:style-name="Preformatted_20_Text"><text:tab/>SUBT<text:tab/> <text:s text:c="2"/>B</text:p>
      <text:p text:style-name="Preformatted_20_Text"><text:tab/>STORE <text:s text:c="3"/>D</text:p>
      <text:p text:style-name="Preformatted_20_Text"><text:tab/>LOAD <text:tab/> <text:s text:c="2"/>D</text:p>
      <text:p text:style-name="Preformatted_20_Text"><text:tab/>SKIPCOND 400</text:p>
      <text:p text:style-name="Preformatted_20_Text"><text:tab/>JUMP<text:tab/>loop</text:p>
      <text:p text:style-name="Preformatted_20_Text"><text:tab/></text:p>
      <text:p text:style-name="Preformatted_20_Text"><text:tab/>A, <text:tab/>DEC 5</text:p>
      <text:p text:style-name="Preformatted_20_Text"><text:tab/>B,<text:tab/>DEC 9</text:p>
      <text:p text:style-name="Preformatted_20_Text"><text:tab/>C,<text:tab/>DEC 0</text:p>
      <text:p text:style-name="Preformatted_20_Text"><text:tab/>D,<text:tab/>DEC 0</text:p>
      <text:p text:style-name="Preformatted_20_Text"><text:tab/>one, <text:s/>DEC 1</text:p>
      <text:p text:style-name="Preformatted_20_Text"><text:tab/>two, <text:s/>DEC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Linux_X86_64 LibreOffice_project/10$Build-2</meta:generator>
    <meta:document-statistic meta:table-count="0" meta:image-count="0" meta:object-count="0" meta:page-count="1" meta:paragraph-count="22" meta:word-count="47" meta:character-count="218" meta:non-whitespace-character-count="130"/>
  </office:meta>
</office:document-meta>
</file>